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-§(ïÿ¿òÜ" svg:font-family="-§(ïÿ¿òÜ"/>
    <style:font-face style:name="Droid Serif" svg:font-family="'Droid Serif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36%" fo:text-align="start" style:justify-single-word="false" style:text-autospace="none"/>
    </style:style>
    <style:style style:name="P2" style:family="paragraph" style:parent-style-name="Standard">
      <style:paragraph-properties fo:line-height="136%" fo:text-align="start" style:justify-single-word="false" style:text-autospace="none"/>
      <style:text-properties fo:color="#000000" style:font-name="Droid Serif" fo:font-size="8pt" style:font-size-asian="8pt" style:font-size-complex="8pt"/>
    </style:style>
    <style:style style:name="P3" style:family="paragraph" style:parent-style-name="Standard">
      <style:paragraph-properties fo:line-height="136%" fo:text-align="start" style:justify-single-word="false" style:text-autospace="none"/>
      <style:text-properties fo:color="#000000" style:font-name="Droid Serif" fo:font-size="8pt" fo:font-style="italic" style:font-name-asian="-§(ïÿ¿òÜ" style:font-size-asian="8pt" style:font-style-asian="italic" style:font-name-complex="-§(ïÿ¿òÜ" style:font-size-complex="8pt" style:font-style-complex="italic"/>
    </style:style>
    <style:style style:name="P4" style:family="paragraph" style:parent-style-name="Standard">
      <style:paragraph-properties fo:line-height="136%" fo:text-align="start" style:justify-single-word="false" style:text-autospace="none"/>
      <style:text-properties fo:color="#000000" style:font-name="Droid Serif" fo:font-size="8pt" fo:font-style="italic" fo:font-weight="bold" style:font-name-asian="-§(ïÿ¿òÜ" style:font-size-asian="8pt" style:font-style-asian="italic" style:font-weight-asian="bold" style:font-name-complex="-§(ïÿ¿òÜ" style:font-size-complex="8pt" style:font-style-complex="italic" style:font-weight-complex="bold"/>
    </style:style>
    <style:style style:name="P5" style:family="paragraph" style:parent-style-name="Standard">
      <style:paragraph-properties fo:line-height="136%" fo:text-align="start" style:justify-single-word="false" style:text-autospace="none"/>
      <style:text-properties fo:color="#000000" style:font-name="Droid Serif" fo:font-size="8pt" style:font-name-asian="-§(ïÿ¿òÜ" style:font-size-asian="8pt" style:font-name-complex="-§(ïÿ¿òÜ" style:font-size-complex="8pt"/>
    </style:style>
    <style:style style:name="P6" style:family="paragraph" style:parent-style-name="Standard">
      <style:paragraph-properties fo:line-height="136%" fo:text-align="start" style:justify-single-word="false" style:text-autospace="none"/>
      <style:text-properties fo:color="#0000ff" style:font-name="Droid Serif"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Standard">
      <style:paragraph-properties fo:line-height="136%" fo:text-align="start" style:justify-single-word="false" style:text-autospace="none"/>
      <style:text-properties fo:color="#0000ff" style:font-name="Droid Serif" fo:font-size="8pt" fo:font-style="normal" style:text-underline-style="solid" style:text-underline-width="auto" style:text-underline-color="font-color" style:font-name-asian="-§(ïÿ¿òÜ" style:font-size-asian="8pt" style:font-style-asian="normal" style:font-name-complex="-§(ïÿ¿òÜ" style:font-size-complex="8pt" style:font-style-complex="normal"/>
    </style:style>
    <style:style style:name="P8" style:family="paragraph" style:parent-style-name="Standard">
      <style:paragraph-properties fo:line-height="136%" fo:text-align="start" style:justify-single-word="false" style:text-autospace="none"/>
      <style:text-properties fo:color="#666666" style:font-name="Droid Serif" fo:font-size="12pt" style:font-size-asian="12pt" style:font-size-complex="12pt"/>
    </style:style>
    <style:style style:name="P9" style:family="paragraph" style:parent-style-name="Standard">
      <style:paragraph-properties fo:line-height="136%" fo:text-align="start" style:justify-single-word="false" style:text-autospace="none"/>
      <style:text-properties fo:color="#666666" style:font-name="Droid Serif" fo:font-size="12pt" style:font-name-asian="-§(ïÿ¿òÜ" style:font-size-asian="12pt" style:font-name-complex="-§(ïÿ¿òÜ" style:font-size-complex="12pt"/>
    </style:style>
    <style:style style:name="P10" style:family="paragraph" style:parent-style-name="Standard">
      <style:paragraph-properties fo:line-height="136%" fo:text-align="start" style:justify-single-word="false" style:text-autospace="none"/>
      <style:text-properties fo:color="#666666" style:font-name="Droid Seri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1" style:family="paragraph" style:parent-style-name="Standard">
      <style:paragraph-properties fo:line-height="136%" fo:text-align="start" style:justify-single-word="false" style:text-autospace="none"/>
      <style:text-properties style:font-name="Droid Serif" fo:font-size="8pt" style:font-size-asian="8pt" style:font-size-complex="8pt"/>
    </style:style>
    <style:style style:name="P12" style:family="paragraph" style:parent-style-name="Standard">
      <style:paragraph-properties fo:line-height="136%" fo:text-align="start" style:justify-single-word="false" style:text-autospace="none"/>
      <style:text-properties style:font-name="Droid Serif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13" style:family="paragraph" style:parent-style-name="Standard">
      <style:paragraph-properties fo:line-height="136%" fo:text-align="start" style:justify-single-word="false" style:text-autospace="none"/>
      <style:text-properties fo:color="#333333" style:font-name="Droid Serif" fo:font-size="8pt" fo:font-style="normal" style:text-underline-style="none" style:font-name-asian="-§(ïÿ¿òÜ" style:font-size-asian="8pt" style:font-style-asian="normal" style:font-name-complex="-§(ïÿ¿òÜ" style:font-size-complex="8pt" style:font-style-complex="normal"/>
    </style:style>
    <style:style style:name="P14" style:family="paragraph" style:parent-style-name="Standard">
      <style:paragraph-properties fo:line-height="136%" fo:text-align="start" style:justify-single-word="false" style:text-autospace="none"/>
      <style:text-properties style:font-name="Georgia"/>
    </style:style>
    <style:style style:name="P15" style:family="paragraph" style:parent-style-name="Standard" style:master-page-name="Standard">
      <style:paragraph-properties fo:margin-left="0in" fo:margin-right="0in" fo:line-height="136%" fo:text-align="start" style:justify-single-word="false" fo:text-indent="-0.0102in" style:auto-text-indent="false" style:page-number="auto" style:text-autospace="none">
        <style:tab-stops/>
      </style:paragraph-properties>
      <style:text-properties fo:color="#666767" style:font-name="Droid Serif" fo:font-size="20pt" style:font-size-asian="20pt" style:font-size-complex="20pt"/>
    </style:style>
    <style:style style:name="T1" style:family="text">
      <style:text-properties fo:color="#000000"/>
    </style:style>
    <style:style style:name="T2" style:family="text">
      <style:text-properties fo:color="#000000" style:font-name-asian="-§(ïÿ¿òÜ" style:font-name-complex="-§(ïÿ¿òÜ"/>
    </style:style>
    <style:style style:name="T3" style:family="text">
      <style:text-properties fo:color="#000000" style:font-name="Droid Serif" fo:font-size="8pt" style:font-size-asian="8pt" style:font-size-complex="8pt"/>
    </style:style>
    <style:style style:name="T4" style:family="text">
      <style:text-properties fo:color="#3366ff" style:font-name="Droid Serif" fo:font-size="8pt" style:font-size-asian="8pt" style:font-size-complex="8pt"/>
    </style:style>
    <style:style style:name="T5" style:family="text">
      <style:text-properties fo:color="#333333" style:font-name-asian="-§(ïÿ¿òÜ" style:font-name-complex="-§(ïÿ¿òÜ"/>
    </style:style>
    <style:style style:name="T6" style:family="text">
      <style:text-properties fo:color="#333333" fo:font-style="italic" style:font-name-asian="-§(ïÿ¿òÜ" style:font-style-asian="italic" style:font-name-complex="-§(ïÿ¿òÜ" style:font-style-complex="italic"/>
    </style:style>
    <style:style style:name="T7" style:family="text">
      <style:text-properties fo:color="#333333" style:font-name="Droid Serif" fo:font-size="8pt" style:font-name-asian="-§(ïÿ¿òÜ" style:font-size-asian="8pt" style:font-name-complex="-§(ïÿ¿òÜ" style:font-size-complex="8pt"/>
    </style:style>
    <style:style style:name="T8" style:family="text">
      <style:text-properties fo:color="#333333" style:font-name="Droid Serif" fo:font-size="8pt" fo:font-style="italic" style:font-name-asian="-§(ïÿ¿òÜ" style:font-size-asian="8pt" style:font-style-asian="italic" style:font-name-complex="-§(ïÿ¿òÜ" style:font-size-complex="8pt" style:font-style-complex="italic"/>
    </style:style>
    <style:style style:name="T9" style:family="text">
      <style:text-properties fo:color="#333333" style:font-name="Droid Serif" fo:font-size="8pt" fo:font-style="italic" style:font-size-asian="8pt" style:font-style-asian="italic" style:font-size-complex="8pt" style:font-style-complex="italic"/>
    </style:style>
    <style:style style:name="T10" style:family="text">
      <style:text-properties fo:color="#333333" style:font-name="Droid Serif" fo:font-size="8pt" style:font-size-asian="8pt" style:font-size-complex="8pt"/>
    </style:style>
    <style:style style:name="T11" style:family="text">
      <style:text-properties fo:color="#0000ff" style:text-underline-style="solid" style:text-underline-width="auto" style:text-underline-color="font-color"/>
    </style:style>
    <style:style style:name="T12" style:family="text">
      <style:text-properties fo:color="#0000ff" style:text-underline-style="solid" style:text-underline-width="auto" style:text-underline-color="font-color" style:font-name-asian="-§(ïÿ¿òÜ" style:font-name-complex="-§(ïÿ¿òÜ"/>
    </style:style>
    <style:style style:name="T13" style:family="text">
      <style:text-properties fo:color="#0000ff" style:font-name="Droid Serif" fo:font-size="8pt" style:text-underline-style="solid" style:text-underline-width="auto" style:text-underline-color="font-color" style:font-size-asian="8pt" style:font-size-complex="8pt"/>
    </style:style>
    <style:style style:name="T14" style:family="text">
      <style:text-properties fo:color="#0000ff" style:font-name="Droid Serif" fo:font-size="8pt" style:text-underline-style="solid" style:text-underline-width="auto" style:text-underline-color="font-color" style:font-name-asian="-§(ïÿ¿òÜ" style:font-size-asian="8pt" style:font-name-complex="-§(ïÿ¿òÜ" style:font-size-complex="8pt"/>
    </style:style>
    <style:style style:name="T15" style:family="text">
      <style:text-properties fo:color="#0000ff" style:font-name="Droid Serif" fo:font-size="8pt" style:font-size-asian="8pt" style:font-size-complex="8pt"/>
    </style:style>
    <style:style style:name="T16" style:family="text">
      <style:text-properties fo:color="#0000ff" style:font-name="Droid Serif" fo:font-size="8pt" style:font-name-asian="-§(ïÿ¿òÜ" style:font-size-asian="8pt" style:font-name-complex="-§(ïÿ¿òÜ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GOKSEL ERYIGIT</text:p>
      <text:p text:style-name="g"><text:span text:style-name="T3">Gullerpinari Mah. Sahoglu Sk. No:10 Antalya, Turkey 07400 | +90 5313942228 | </text:span><text:span text:style-name="T13">http://www.geryit.com</text:span><text:span text:style-name="T4"> </text:span><text:span text:style-name="T3">| </text:span><text:a xlink:type="simple" xlink:href="mailto:geryit@gmail.com"><text:span text:style-name="Internet_20_link"><text:span text:style-name="T15">geryit@gmail.com</text:span></text:span></text:a></text:p>
      <text:p text:style-name="P2"/>
      <text:p text:style-name="P8">Very Knowledgeable:</text:p>
      <text:p text:style-name="P3">• HTML5, CSS3, Javascript (Jquery &amp; Prototype)</text:p>
      <text:p text:style-name="P3">• PHP/MYSQL, JSON, XML</text:p>
      <text:p text:style-name="P3"/>
      <text:p text:style-name="P8">Familiar:</text:p>
      <text:p text:style-name="P3">• HTML5 Technologies such as Canvas &amp; WebGL</text:p>
      <text:p text:style-name="P3">• APIs such as Facebook, Google, Flickr and Twitter</text:p>
      <text:p text:style-name="P3">• Development for Magento, Shopify and Wordpress open source platforms</text:p>
      <text:p text:style-name="P3">• Version control systems such as SVN and GIT</text:p>
      <text:p text:style-name="P3">• Php Frameworks such as Smarty and Kohana</text:p>
      <text:p text:style-name="P5"/>
      <text:p text:style-name="P9">Employment History</text:p>
      <text:p text:style-name="P3">Front-end Developer / San Francisco &amp; Ankara / May ‘11 – Present</text:p>
      <text:p text:style-name="P13"><text:s text:c="7"/>Responsibilities: Creating mockup, All graphic elements, HTML/CSS formatting, implementing JavaScript, Animation, Creating templates</text:p>
      <text:p text:style-name="P7"/>
      <text:p text:style-name="P3">Freelance Web Developer / Istanbul &amp; Stockholm / Jan ‘10 – May ‘11</text:p>
      <text:p text:style-name="P11"><text:span text:style-name="T5"><text:s text:c="8"/>• DJ Hero II - Activision (CA, USA) / </text:span><text:span text:style-name="T6">Senior Developer</text:span><text:span text:style-name="T5"> (Worked with 2Advanced Studios Team) / </text:span><text:span text:style-name="T11">http://www.djhero.com</text:span></text:p>
      <text:p text:style-name="P11"><text:span text:style-name="T5"><text:s text:c="8"/>• Mindwork 3D - Can Tuncer’s Portfolio Site (CA, USA) / </text:span><text:span text:style-name="T6">Project Management, Senior Developer</text:span><text:span text:style-name="T5"> / SOTD/ </text:span><text:span text:style-name="T11">http://www.mindwork3d.com</text:span></text:p>
      <text:p text:style-name="P11"><text:span text:style-name="T5"><text:s text:c="8"/>• Call Of Duty Black Ops - Activision (CA, USA) / </text:span><text:span text:style-name="T6">Maintenance</text:span><text:span text:style-name="T5"> (Worked with 2Advanced Studios Team) / </text:span><text:span text:style-name="T12">http://www.callofduty.com</text:span></text:p>
      <text:p text:style-name="P11"><text:span text:style-name="T5"><text:s text:c="8"/>• Zaplee - Voip Call Center Solution (Chicago, USA) / </text:span><text:span text:style-name="T6">Project Management, Senior Developer </text:span><text:span text:style-name="T5">/ </text:span><text:span text:style-name="T12">http://www.zaplee.com</text:span></text:p>
      <text:p text:style-name="P1"><text:span text:style-name="T7"><text:s text:c="8"/>• Gazel - Online Store (San Francisco, USA) / </text:span><text:span text:style-name="T8">Project Management, Frontend Development</text:span><text:span text:style-name="T7"> <text:s/>/ SOTD / </text:span><text:a xlink:type="simple" xlink:href="http://www.gazel.com/"><text:span text:style-name="Internet_20_link"><text:span text:style-name="T14">http://www.gazel.com</text:span></text:span></text:a></text:p>
      <text:p text:style-name="P2"/>
      <text:p text:style-name="P3">Trafo Interactive / <text:s/>Front-end Developer / Istanbul, Turkey / Feb ‘08 - Jan ’10</text:p>
      <text:p text:style-name="P14"><text:span text:style-name="T7"><text:s text:c="8"/>• Bridgestone - Bridgestone Turkey Corporate Website (Istanbul, Turkey) / </text:span><text:span text:style-name="T9">Senior Developer</text:span><text:span text:style-name="T10"> / </text:span><text:a xlink:type="simple" xlink:href="http://www.bridgestone.com.tr/"><text:span text:style-name="T15">http://www.bridgestone.com.tr</text:span></text:a></text:p>
      <text:p text:style-name="P6"/>
      <text:p text:style-name="P1"><text:span text:style-name="T3">You can visit my website to see some of the my work mentioned above. (</text:span><text:a xlink:type="simple" xlink:href="http://www.gazel.com/"><text:span text:style-name="Internet_20_link"><text:span text:style-name="T15">http://www.geryit.co</text:span></text:span></text:a><text:span text:style-name="Internet_20_link"><text:span text:style-name="T16">m/works</text:span></text:span><text:span text:style-name="T3">)</text:span></text:p>
      <text:p text:style-name="P2"/>
      <text:p text:style-name="P8">Education</text:p>
      <text:p text:style-name="P5">Dokuz Eylul University 2004</text:p>
      <text:p text:style-name="P5">Izmir, Turkey - Geophysical engineering</text:p>
      <text:p text:style-name="P2"/>
      <text:p text:style-name="P8">Awards &amp; Mentions</text:p>
      <text:p text:style-name="P5">gazel.com / Awwwards (Site of the Day)</text:p>
      <text:p text:style-name="P5">gazel.com / Awwwards (Honorable Mention)</text:p>
      <text:p text:style-name="P5">mindwork3d.com / Thecssawards (Site of the Day)</text:p>
      <text:p text:style-name="P5">mindwork3d.com / Thecssawards (Honorable Mention)</text:p>
      <text:p text:style-name="P5">geryit.com / Thecssawards (Site of the Day)</text:p>
      <text:p text:style-name="P5">geryit.com / Thecssawards (Honorable Mention)</text:p>
      <text:p text:style-name="P5"/>
      <text:p text:style-name="P8">Recommendations</text:p>
      <text:p text:style-name="P5">“Goksel is a highly creative and fast front-end developer. While working with us on Betterfly.com, his passion about his work made him work late hours and weekends to meet deadlines with no complaints, making him a valuable member of our team. He has a great personality and I look forward to working with him on future projects.” February 19, 2010</text:p>
      <text:p text:style-name="P10"><text:span text:style-name="T1">Emily Pugh</text:span><text:span text:style-name="T2">, Interactive Producer, Betterfly</text:span></text:p>
      <text:p text:style-name="P4"/>
      <text:p text:style-name="P5">“I worked with Goksel over about a 6 months's time on web development, and he's fantastic to work with. He's an ace developer with a unique skill set that spans extensive front-end to back-end development. I worked with him on several projects and i can say that he is a great developer to add to any team.” February 2, 2010</text:p>
      <text:p text:style-name="P12"><text:span text:style-name="T1">Yavuz Akyazici</text:span><text:span text:style-name="T2">, General Manager, Traf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-§(ïÿ¿òÜ" svg:font-family="-§(ïÿ¿òÜ"/>
    <style:font-face style:name="Droid Serif" svg:font-family="'Droid Serif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Arial Unicode MS" style:font-size-asian="14pt" style:font-weight-asian="bold" style:font-name-complex="Arial Unicode MS" style:font-size-complex="14pt" style:font-weight-complex="bold"/>
    </style:style>
    <style:style style:name="g" style:family="paragraph" style:parent-style-name="Standard" style:class="text">
      <style:paragraph-properties fo:line-height="136%" fo:text-align="start" style:justify-single-word="false" style:text-autospace="none"/>
    </style:style>
    <style:style style:name="gg" style:family="paragraph" style:parent-style-name="g"/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591in" fo:margin-bottom="0.3583in" fo:margin-left="0.4425in" fo:margin-right="0.489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11T00:35:23</meta:creation-date>
    <meta:editing-duration>P24DT4H49M17S</meta:editing-duration>
    <dc:date>2013-05-22T22:07:24</dc:date>
    <meta:generator>OpenOffice.org/3.4.1$Unix OpenOffice.org_project/341m1$Build-9593</meta:generator>
    <meta:editing-cycles>50</meta:editing-cycles>
    <dc:creator>goksel eryit</dc:creator>
    <meta:document-statistic meta:table-count="0" meta:image-count="0" meta:object-count="0" meta:page-count="1" meta:paragraph-count="38" meta:word-count="428" meta:character-count="2832"/>
  </office:meta>
</office:document-meta>
</file>